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heckExecutor.getSubProjec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heckExecutor.executeTargets( Project project , String [ ] targe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